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19b9cc" officeooo:paragraph-rsid="000212df" fo:background-color="#ffff00" style:font-size-asian="14pt" style:font-weight-asian="bold" style:font-size-complex="14pt" style:font-weight-complex="bold"/>
    </style:style>
    <style:style style:name="P2" style:family="paragraph" style:parent-style-name="Standard">
      <style:text-properties fo:font-size="14pt" fo:font-weight="bold" officeooo:rsid="000212df" officeooo:paragraph-rsid="000212df" fo:background-color="#ffff00" style:font-size-asian="14pt" style:font-weight-asian="bold" style:font-size-complex="14pt" style:font-weight-complex="bold"/>
    </style:style>
    <style:style style:name="P3" style:family="paragraph" style:parent-style-name="Standard">
      <style:text-properties officeooo:rsid="000212df" officeooo:paragraph-rsid="000212df"/>
    </style:style>
    <style:style style:name="P4" style:family="paragraph" style:parent-style-name="Standard">
      <style:text-properties fo:color="#c9211e" loext:opacity="100%" officeooo:rsid="00030222" officeooo:paragraph-rsid="00030222"/>
    </style:style>
    <style:style style:name="P5" style:family="paragraph" style:parent-style-name="Standard">
      <style:text-properties fo:color="#c9211e" loext:opacity="100%" fo:font-size="14pt" fo:font-weight="normal" officeooo:rsid="00030222" officeooo:paragraph-rsid="00030222" fo:background-color="#ffff00" style:font-size-asian="14pt" style:font-weight-asian="normal" style:font-size-complex="14pt" style:font-weight-complex="normal"/>
    </style:style>
    <style:style style:name="P6" style:family="paragraph" style:parent-style-name="Standard">
      <style:text-properties officeooo:rsid="00052f7b" officeooo:paragraph-rsid="000212df"/>
    </style:style>
    <style:style style:name="P7" style:family="paragraph" style:parent-style-name="Standard">
      <style:text-properties officeooo:rsid="00052f7b" officeooo:paragraph-rsid="0006a3e4"/>
    </style:style>
    <style:style style:name="P8" style:family="paragraph" style:parent-style-name="Standard">
      <style:text-properties officeooo:rsid="0002d281" officeooo:paragraph-rsid="0002d281"/>
    </style:style>
    <style:style style:name="P9" style:family="paragraph" style:parent-style-name="Standard">
      <style:text-properties officeooo:rsid="0008d9d6" officeooo:paragraph-rsid="0008d9d6"/>
    </style:style>
    <style:style style:name="P10" style:family="paragraph" style:parent-style-name="Standard">
      <style:text-properties officeooo:rsid="000a4831" officeooo:paragraph-rsid="000a4831"/>
    </style:style>
    <style:style style:name="P11" style:family="paragraph" style:parent-style-name="Standard">
      <style:text-properties officeooo:rsid="000ca112" officeooo:paragraph-rsid="000ca112"/>
    </style:style>
    <style:style style:name="T1" style:family="text">
      <style:text-properties officeooo:rsid="000212df"/>
    </style:style>
    <style:style style:name="T2" style:family="text">
      <style:text-properties officeooo:rsid="00058d0b"/>
    </style:style>
    <style:style style:name="T3" style:family="text">
      <style:text-properties style:text-position="sub 58%"/>
    </style:style>
    <style:style style:name="T4" style:family="text">
      <style:text-properties style:text-position="sub 58%" officeooo:rsid="000beb92"/>
    </style:style>
    <style:style style:name="T5" style:family="text">
      <style:text-properties style:text-position="0% 100%"/>
    </style:style>
    <style:style style:name="T6" style:family="text">
      <style:text-properties style:text-position="0% 100%" officeooo:rsid="000ab7b8"/>
    </style:style>
    <style:style style:name="T7" style:family="text">
      <style:text-properties style:text-position="0% 100%" officeooo:rsid="000ca112"/>
    </style:style>
    <style:style style:name="T8" style:family="text">
      <style:text-properties style:text-position="0% 100%" officeooo:rsid="000de710"/>
    </style:style>
    <style:style style:name="T9" style:family="text">
      <style:text-properties style:text-position="super 58%"/>
    </style:style>
    <style:style style:name="T10" style:family="text">
      <style:text-properties style:text-position="super 58%" officeooo:rsid="000ca112"/>
    </style:style>
    <style:style style:name="T11" style:family="text">
      <style:text-properties officeooo:rsid="000de7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work <text:span text:style-name="T1">7</text:span> by Timofei Podlorytov</text:p>
      <text:p text:style-name="P1"><text:span text:style-name="T1">7</text:span>.1</text:p>
      <text:p text:style-name="P3">(a-c)</text:p>
      <text:p text:style-name="P3">The implementations are provided in the quicksort.cpp file. </text:p>
      <text:p text:style-name="P3">The output of the code is:</text:p>
      <text:p text:style-name="P4"/>
      <text:p text:style-name="P3">Average time of Lomoto partition: 5.69557e-05</text:p>
      <text:p text:style-name="P3">Average time of Median partition: 6.69592e-05</text:p>
      <text:p text:style-name="P3">Average time of Hoare partition: 5.17366e-05</text:p>
      <text:p text:style-name="P6"/>
      <text:p text:style-name="P3">d)</text:p>
      <text:p text:style-name="P8">As we see Hoare performs the best. However, despite the expectation that median will outpace the Lomto we didn’t get the difference we wanted. I think that despite better tree height the additional operations cause the overall performance to be worse.</text:p>
      <text:p text:style-name="P8"/>
      <text:p text:style-name="P7">The unexpected difference in relationship between Lomoto and Median Partition can be explained by the search for the <text:span text:style-name="T2">Median</text:span> number taking time and thus adding to the time and even though with worst case input for lomoto it takes less time, but with random sequences its actually worse since we take time to generate the pivot. </text:p>
      <text:p text:style-name="P3"/>
      <text:p text:style-name="P2">7.2</text:p>
      <text:p text:style-name="P9">(a) and (c)- the implementations are in the cpp file.</text:p>
      <text:p text:style-name="P5"/>
      <text:p text:style-name="Standard">Average time of First 2 partition: 0.000331488</text:p>
      <text:p text:style-name="Standard">Average time of Random 2 partition: 0.000351191</text:p>
      <text:p text:style-name="Standard"/>
      <text:p text:style-name="P10">b) T(n)=3T(n/3)+Θ(n) <text:span text:style-name="T11">the best case and the partitioning is almost equal in size.</text:span></text:p>
      <text:p text:style-name="P10">we can use the master method:</text:p>
      <text:p text:style-name="P10">log<text:span text:style-name="T3">3</text:span><text:span text:style-name="T5">3=1. </text:span><text:span text:style-name="T6">Then it’s the second case </text:span><text:span text:style-name="T7">n=n</text:span><text:span text:style-name="T10">1</text:span><text:span text:style-name="T6"> and T(n)=Θ(n*log</text:span><text:span text:style-name="T4">3</text:span><text:span text:style-name="T6">(n))-</text:span><text:span text:style-name="T7">means the performance is nlog(n).-</text:span><text:span text:style-name="T8">best</text:span></text:p>
      <text:p text:style-name="P11"><text:span text:style-name="T5">In the worst case the algorithm is reversed and thus there’s only one partition every single time. </text:span></text:p>
      <text:p text:style-name="P11">T(n)=1(T(n-2))+Θ(n)=Θ(n)+Θ(n-2)+...+Θ(2)=Θ(n*(n/2))=Θ(n<text:span text:style-name="T9">2</text:span><text:span text:style-name="T5">)-</text:span><text:span text:style-name="T8">worst case performance.</text:span></text:p>
      <text:p text:style-name="Standard"/>
      <text:p text:style-name="P10">I think due to the search of the random indices in the array the execution time of the second implementation is actually longer than the firs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21:34:38.623372391</meta:creation-date>
    <dc:date>2024-03-25T13:48:40.821826481</dc:date>
    <meta:editing-duration>PT2H58M12S</meta:editing-duration>
    <meta:editing-cycles>14</meta:editing-cycles>
    <meta:generator>LibreOffice/7.6.5.2$Linux_X86_64 LibreOffice_project/60$Build-2</meta:generator>
    <meta:document-statistic meta:table-count="0" meta:image-count="0" meta:object-count="0" meta:page-count="1" meta:paragraph-count="21" meta:word-count="240" meta:character-count="1522" meta:non-whitespace-character-count="1299"/>
  </office:meta>
</office:document-meta>
</file>